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6.0898in"/>
    </style:style>
    <style:style style:name="co4" style:family="table-column">
      <style:table-column-properties fo:break-before="auto" style:column-width="0.9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2">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8.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1.6421in" svg:y="197.803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3"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79">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09-27T12:22:02.922181992</dc:date>
    <meta:editing-duration>P113DT16H33M35S</meta:editing-duration>
    <meta:editing-cycles>4877</meta:editing-cycles>
    <meta:generator>LibreOffice/7.3.7.2$Linux_X86_64 LibreOffice_project/30$Build-2</meta:generator>
    <meta:document-statistic meta:table-count="9" meta:cell-count="75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